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f0f4" officeooo:paragraph-rsid="0003f0f4"/>
    </style:style>
    <style:style style:name="P2" style:family="paragraph" style:parent-style-name="Standard">
      <style:paragraph-properties fo:text-align="start" style:justify-single-word="false"/>
      <style:text-properties officeooo:rsid="0003f0f4" officeooo:paragraph-rsid="0003f0f4"/>
    </style:style>
    <style:style style:name="P3" style:family="paragraph" style:parent-style-name="Standard">
      <style:paragraph-properties fo:text-align="start" style:justify-single-word="false"/>
      <style:text-properties officeooo:rsid="0004c586" officeooo:paragraph-rsid="0004c586"/>
    </style:style>
    <style:style style:name="P4" style:family="paragraph" style:parent-style-name="Standard">
      <style:paragraph-properties fo:text-align="start" style:justify-single-word="false"/>
      <style:text-properties officeooo:rsid="0004c586" officeooo:paragraph-rsid="0004c586"/>
    </style:style>
    <style:style style:name="P5" style:family="paragraph" style:parent-style-name="Standard">
      <style:paragraph-properties fo:text-align="start" style:justify-single-word="false"/>
      <style:text-properties officeooo:rsid="0005b130" officeooo:paragraph-rsid="0005b130"/>
    </style:style>
    <style:style style:name="P6" style:family="paragraph" style:parent-style-name="Standard">
      <style:paragraph-properties fo:text-align="start" style:justify-single-word="false"/>
      <style:text-properties officeooo:rsid="00074ac8" officeooo:paragraph-rsid="00074ac8"/>
    </style:style>
    <style:style style:name="P7" style:family="paragraph" style:parent-style-name="Standard">
      <style:paragraph-properties fo:text-align="start" style:justify-single-word="false"/>
      <style:text-properties officeooo:rsid="00074ac8" officeooo:paragraph-rsid="0004c586"/>
    </style:style>
    <style:style style:name="P8" style:family="paragraph" style:parent-style-name="Standard">
      <style:paragraph-properties fo:text-align="start" style:justify-single-word="false"/>
      <style:text-properties fo:font-size="18pt" officeooo:rsid="00074ac8" officeooo:paragraph-rsid="00074ac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artie 4</text:p>
      <text:p text:style-name="P1"/>
      <text:p text:style-name="P1"/>
      <text:p text:style-name="P1"/>
      <text:p text:style-name="P2"/>
      <text:p text:style-name="P2"/>
      <text:p text:style-name="P8">Ité 3 :</text:p>
      <text:p text:style-name="P6"/>
      <text:p text:style-name="P3">Nous avons essayé d’utiliser les classes faussaires telles qu’elles étaient fournis mais on doit les modifier pour qu’elles implémentes les interfaces.</text:p>
      <text:p text:style-name="P5">(Vu avec M.hamid)</text:p>
      <text:p text:style-name="P3"/>
      <text:p text:style-name="P3">Ex :</text:p>
      <text:p text:style-name="P7"/>
      <text:p text:style-name="P7"/>
      <text:p text:style-name="P6">On décidera également de créer un liste de passager et non un tableau (traitement facilité). Aucun intérêt de créer un tableau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32:19.678913848</meta:creation-date>
    <dc:date>2018-11-19T15:48:31.732796106</dc:date>
    <meta:editing-duration>PT16M11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54" meta:character-count="326" meta:non-whitespace-character-count="278"/>
  </office:meta>
</office:document-meta>
</file>